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2010000025F000002F99596595D27242AC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Gadugi1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2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9" style:family="table">
      <style:table-properties style:width="16.745cm" fo:margin-left="-0.191cm" fo:margin-top="0cm" fo:margin-bottom="0cm" table:align="left" style:writing-mode="lr-tb"/>
    </style:style>
    <style:style style:name="Tabela9.A" style:family="table-column">
      <style:table-column-properties style:column-width="8.371cm"/>
    </style:style>
    <style:style style:name="Tabela9.B" style:family="table-column">
      <style:table-column-properties style:column-width="8.373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none"/>
    </style:style>
    <style:style style:name="Tabela10" style:family="table">
      <style:table-properties style:width="16.498cm" fo:margin-left="-0.191cm" fo:margin-top="0cm" fo:margin-bottom="0cm" table:align="left" style:writing-mode="lr-tb"/>
    </style:style>
    <style:style style:name="Tabela10.A" style:family="table-column">
      <style:table-column-properties style:column-width="4.999cm"/>
    </style:style>
    <style:style style:name="Tabela10.B" style:family="table-column">
      <style:table-column-properties style:column-width="11.499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none"/>
    </style:style>
    <style:style style:name="Tabela11" style:family="table">
      <style:table-properties style:width="16.745cm" fo:margin-left="-0.191cm" fo:margin-top="0cm" fo:margin-bottom="0cm" table:align="left" style:writing-mode="lr-tb"/>
    </style:style>
    <style:style style:name="Tabela11.A" style:family="table-column">
      <style:table-column-properties style:column-width="12.943cm"/>
    </style:style>
    <style:style style:name="Tabela11.B" style:family="table-column">
      <style:table-column-properties style:column-width="3.801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0503e2"/>
    </style:style>
    <style:style style:name="P2" style:family="paragraph" style:parent-style-name="ICRL-_20_Rodapé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abc09c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officeooo:paragraph-rsid="00143029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officeooo:paragraph-rsid="00143029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143029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officeooo:rsid="00ae1a1d" officeooo:paragraph-rsid="00143029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officeooo:paragraph-rsid="00143029" style:font-size-asian="14pt" style:font-size-complex="14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officeooo:paragraph-rsid="00143029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143029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P12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abc09c" fo:hyphenate="false" fo:hyphenation-remain-char-count="2" fo:hyphenation-push-char-count="2" loext:hyphenation-no-caps="false"/>
    </style:style>
    <style:style style:name="P1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P1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abc09c" fo:hyphenate="false" fo:hyphenation-remain-char-count="2" fo:hyphenation-push-char-count="2" loext:hyphenation-no-caps="false"/>
    </style:style>
    <style:style style:name="P1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16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abc09c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22pt" fo:font-weight="bold" officeooo:paragraph-rsid="00143029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Gadugi2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14f39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314f39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4f73a7" style:font-size-asian="16pt" style:font-weight-asian="bold" style:font-size-complex="16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Gadugi1" fo:font-size="14pt" fo:font-weight="bold" officeooo:rsid="00ae1a1d" style:font-name-asian="Lucida Sans Unicode" style:font-size-asian="14pt" style:font-weight-asian="bold" style:font-size-complex="14pt" style:font-weight-complex="bold"/>
    </style:style>
    <style:style style:name="T8" style:family="text">
      <style:text-properties style:font-name="Gadugi2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Gadugi2" fo:font-size="24pt" fo:language="en" fo:country="US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</text:sequence-decls>
      <draw:frame text:anchor-type="page" text:anchor-page-number="1" draw:z-index="1" draw:name="Forma1_0" draw:style-name="gr1" draw:text-style-name="P19" svg:width="17.336cm" svg:height="2.257cm" draw:transform="rotate (1.5707963267949) translate (0.375708333333333cm 17.9369861111111cm)">
        <draw:text-box>
          <text:p text:style-name="P18"><text:span text:style-name="T8">RG: {{ pericia.rg }}</text:span><text:span text:style-name="T9">/{{ pericia.ano }}</text:span></text:p>
        </draw:text-box>
      </draw:frame>
      <text:p text:style-name="P17">LAUDO DE EXAME PERICIAL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"><text:span text:style-name="T1">SINF: </text:span><text:span text:style-name="T4"><text:text-input text:description="">{{ pericia.seq }}</text:text-input></text:span><text:span text:style-name="T1">/</text:span><text:span text:style-name="T5"><text:text-input text:description="">{{ pericia.ano }}</text:text-input></text:span></text:p>
          </table:table-cell>
          <table:table-cell table:style-name="Tabela9.A1" office:value-type="string">
            <text:p text:style-name="P4"><text:span text:style-name="T1">RG: </text:span><text:span text:style-name="T2"><text:text-input text:description="">{{ pericia.rg }}</text:text-input></text:span><text:span text:style-name="T3">/</text:span><text:span text:style-name="T5"><text:text-input text:description="">{{ pericia.ano }}</text:text-input></text:span></text:p>
          </table:table-cell>
        </table:table-row>
      </table:table>
      <text:p text:style-name="P6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5"><text:text-input text:description="">{% if revisor %}</text:text-input></text:p>
            <text:p text:style-name="P4"><text:span text:style-name="T6">Perito </text:span><text:span text:style-name="T7">Relator</text:span><text:span text:style-name="T6">:</text:span></text:p>
            <text:p text:style-name="P5"><text:text-input text:description="">{% else %}</text:text-input></text:p>
            <text:p text:style-name="P4"><text:span text:style-name="T6">Perito </text:span><text:span text:style-name="T7">Criminal</text:span><text:span text:style-name="T6">:</text:span></text:p>
            <text:p text:style-name="P7"><text:text-input text:description="">{% endif %}</text:text-input></text:p>
          </table:table-cell>
          <table:table-cell table:style-name="Tabela10.A1" office:value-type="string">
            <text:p text:style-name="P8"><text:text-input text:description="">{{ pericia.relator.nome }}</text:text-input></text:p>
          </table:table-cell>
        </table:table-row>
        <table:table-row table:style-name="Tabela10.1">
          <table:table-cell table:style-name="Tabela10.A1" office:value-type="string">
            <text:p text:style-name="P7">Perito Revisor</text:p>
          </table:table-cell>
          <table:table-cell table:style-name="Tabela10.A1" office:value-type="string">
            <text:p text:style-name="P8"><text:text-input text:description=""/><text:text-input text:description="before::table-row">{% if revisor %}</text:text-input></text:p>
            <text:p text:style-name="P8"><text:text-input text:description="">{{ revisor.nome }}</text:text-input></text:p>
            <text:p text:style-name="P8"><text:text-input text:description="after::table-row">{% endif %}</text:text-input></text:p>
          </table:table-cell>
        </table:table-row>
        <table:table-row table:style-name="Tabela10.1">
          <table:table-cell table:style-name="Tabela10.A1" office:value-type="string">
            <text:p text:style-name="P5">Natureza:</text:p>
          </table:table-cell>
          <table:table-cell table:style-name="Tabela10.A1" office:value-type="string">
            <text:p text:style-name="P8">Transcrição de Dados</text:p>
          </table:table-cell>
        </table:table-row>
        <table:table-row table:style-name="Tabela10.1">
          <table:table-cell table:style-name="Tabela10.A1" office:value-type="string">
            <text:p text:style-name="P5">Local:</text:p>
          </table:table-cell>
          <table:table-cell table:style-name="Tabela10.A1" office:value-type="string">
            <text:p text:style-name="P8">ICLR-SINF</text:p>
          </table:table-cell>
        </table:table-row>
        <table:table-row table:style-name="Tabela10.1">
          <table:table-cell table:style-name="Tabela10.A1" office:value-type="string">
            <text:p text:style-name="P5">Requisitante</text:p>
          </table:table-cell>
          <table:table-cell table:style-name="Tabela10.A1" office:value-type="string">
            <text:p text:style-name="P5"><text:text-input text:description="">{{ requisitante }}</text:text-input></text:p>
          </table:table-cell>
        </table:table-row>
      </table:table>
      <text:p text:style-name="P6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9">OBSERVAÇÕES</text:p>
          </table:table-cell>
          <table:table-cell table:style-name="Tabela11.A1" office:value-type="string">
            <text:p text:style-name="P9">DATA</text:p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ext:soft-page-break/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  <table:table-row table:style-name="Tabela11.1">
          <table:table-cell table:style-name="Tabela11.A1" office:value-type="string">
            <text:p text:style-name="P5"/>
          </table:table-cell>
          <table:table-cell table:style-name="Tabela11.A1" office:value-type="string">
            <text:p text:style-name="P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Gadugi1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2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style:contextual-spacing="false" fo:line-height="125%" fo:text-align="justify" style:justify-single-word="false" style:page-number="auto">
        <style:tab-stops/>
      </style:paragraph-properties>
      <style:text-properties style:font-name="Gadugi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21cm" style:contextual-spacing="false"/>
      <style:text-properties style:font-name="Gadugi3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style:font-name="Gadugi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style:font-name="Gadugi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Gadugi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cm" fo:margin-right="0cm" fo:line-height="100%" fo:text-indent="0cm" style:auto-text-indent="false"/>
      <style:text-properties fo:font-size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</office:styles>
  <office:automatic-styles>
    <style:style style:name="Table2" style:family="table">
      <style:table-properties style:width="15.93cm" fo:margin-left="-0.191cm" fo:margin-top="0cm" fo:margin-bottom="0cm" table:align="left" style:writing-mode="lr-tb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0.583cm"/>
    </style:style>
    <style:style style:name="Table2.C" style:family="table-column">
      <style:table-column-properties style:column-width="2.672cm"/>
    </style:style>
    <style:style style:name="Table2.1" style:family="table-row">
      <style:table-row-properties style:min-row-height="2.48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7" style:family="table">
      <style:table-properties style:width="15.93cm" fo:margin-left="-0.191cm" fo:margin-top="0cm" fo:margin-bottom="0cm" table:align="left" style:writing-mode="lr-tb"/>
    </style:style>
    <style:style style:name="Tabela7.A" style:family="table-column">
      <style:table-column-properties style:column-width="2.674cm"/>
    </style:style>
    <style:style style:name="Tabela7.B" style:family="table-column">
      <style:table-column-properties style:column-width="10.583cm"/>
    </style:style>
    <style:style style:name="Tabela7.C" style:family="table-column">
      <style:table-column-properties style:column-width="2.672cm"/>
    </style:style>
    <style:style style:name="Tabela7.1" style:family="table-row">
      <style:table-row-properties style:min-row-height="2.482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/>
    </style:style>
    <style:style style:name="Tabela7.2" style:family="table-row">
      <style:table-row-properties style:min-row-height="0.3cm" fo:keep-together="auto"/>
    </style:style>
    <style:style style:name="Tabela7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Standard">
      <style:text-properties officeooo:paragraph-rsid="000503e2"/>
    </style:style>
    <style:style style:name="MP2" style:family="paragraph" style:parent-style-name="ICRL-_20_Rodapé">
      <style:paragraph-properties fo:text-align="start" style:justify-single-word="false"/>
    </style:style>
    <style:style style:name="MP3" style:family="paragraph" style:parent-style-name="Standard">
      <style:paragraph-properties fo:margin-left="0cm" fo:margin-right="0cm" fo:text-indent="0cm" style:auto-text-indent="false"/>
      <style:text-properties officeooo:paragraph-rsid="00abc09c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MP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P7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abc09c" fo:hyphenate="false" fo:hyphenation-remain-char-count="2" fo:hyphenation-push-char-count="2" loext:hyphenation-no-caps="false"/>
    </style:style>
    <style:style style:name="MP8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paragraph-rsid="00abc09c" fo:hyphenate="false" fo:hyphenation-remain-char-count="2" fo:hyphenation-push-char-count="2" loext:hyphenation-no-caps="false"/>
    </style:style>
    <style:style style:name="MP9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officeooo:paragraph-rsid="00abc09c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Gadugi2" fo:font-size="24pt" fo:font-weight="bold" style:font-size-asian="24pt" style:font-weight-asian="bold" style:font-size-complex="24pt" style:font-weight-complex="bold"/>
    </style:style>
    <style:style style:name="MT1" style:family="text">
      <style:text-properties style:font-name="Gadugi2" fo:font-size="24pt" fo:font-weight="bold" style:font-size-asian="24pt" style:font-weight-asian="bold" style:font-size-complex="24pt" style:font-weight-complex="bold"/>
    </style:style>
    <style:style style:name="MT2" style:family="text">
      <style:text-properties style:font-name="Gadugi2" fo:font-size="24pt" fo:language="en" fo:country="US" fo:font-weight="bold" style:font-size-asian="24pt" style:font-weight-asian="bold" style:font-size-complex="24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cm" fo:border="none" fo:padding-top="0.199cm" fo:padding-bottom="0cm" fo:padding-left="0cm" fo:padding-right="0cm" fo:background-color="transparent" style:dynamic-spacing="true" draw:fill="none" draw:fill-color="#729fcf"/>
      </style:header-style>
      <style:footer-style>
        <style:header-footer-properties svg:height="1.998cm" fo:margin-left="0cm" fo:margin-right="0cm" fo:margin-top="0.499cm" fo:border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7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><draw:frame draw:style-name="Mfr1" draw:name="Image1" text:anchor-type="as-char" svg:width="2.293cm" svg:height="2.293cm" draw:z-index="3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le2.A1" office:value-type="string">
              <text:p text:style-name="MP5">Estado de Goiás </text:p>
              <text:p text:style-name="MP5">Secretaria de Estado da Segurança Pública </text:p>
              <text:p text:style-name="MP5">Superintendência de Polícia Técnico-Científica </text:p>
              <text:p text:style-name="MP5">Instituto de Criminalística Leonardo Rodrigues</text:p>
            </table:table-cell>
            <table:table-cell table:style-name="Table2.A1" office:value-type="string">
              <text:p text:style-name="MP5"><draw:frame draw:style-name="Mfr2" draw:name="Image2" text:anchor-type="as-char" svg:width="1.829cm" svg:height="2.29cm" draw:z-index="5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/>
      </style:footer>
    </style:master-page>
    <style:master-page style:name="Capa" style:page-layout-name="Mpm2">
      <style:head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7"><draw:frame draw:style-name="Mfr1" draw:name="Figura2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7.A1" office:value-type="string">
              <text:p text:style-name="MP8">Estado de Goiás </text:p>
              <text:p text:style-name="MP8">Secretaria de Estado da Segurança Pública </text:p>
              <text:p text:style-name="MP8">Superintendência de Polícia Técnico-Científica </text:p>
              <text:p text:style-name="MP8">Instituto de Criminalística Leonardo Rodrigues</text:p>
            </table:table-cell>
            <table:table-cell table:style-name="Tabela7.A1" office:value-type="string">
              <text:p text:style-name="MP8"><draw:frame draw:style-name="Mfr2" draw:name="Figura3" text:anchor-type="as-char" svg:width="1.829cm" svg:height="2.29cm" draw:z-index="0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ela7.2">
            <table:table-cell table:style-name="Tabela7.A2" table:number-columns-spanned="3" office:value-type="string">
              <text:p text:style-name="MP9"><draw:frame text:anchor-type="paragraph" draw:z-index="0" draw:name="Forma1" draw:style-name="Mgr1" draw:text-style-name="MP11" svg:width="17.336cm" svg:height="2.257cm" draw:transform="rotate (1.5707963267949) translate (-2.492375cm 15.1659166666667cm)"><draw:text-box><text:p text:style-name="MP10"><text:span text:style-name="MT1">RG: {{ pericia.rg }}</text:span><text:span text:style-name="MT2">/{{ pericia.ano }}</text:span></text:p></draw:text-box></draw:frame></text:p>
            </table:table-cell>
            <table:covered-table-cell/>
            <table:covered-table-cell/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8T17:48:19.568000000</meta:creation-date>
    <dc:date>2020-10-18T21:42:06.301000000</dc:date>
    <meta:editing-duration>PT35M48S</meta:editing-duration>
    <meta:editing-cycles>10</meta:editing-cycles>
    <meta:generator>LibreOffice/7.0.1.2$Windows_X86_64 LibreOffice_project/7cbcfc562f6eb6708b5ff7d7397325de9e764452</meta:generator>
    <meta:document-statistic meta:table-count="5" meta:image-count="4" meta:object-count="0" meta:page-count="2" meta:paragraph-count="33" meta:word-count="123" meta:character-count="672" meta:non-whitespace-character-count="602"/>
  </office:meta>
</office:document-meta>
</file>